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ContainerImplStubbingTest.should_get_results_for_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ocationContainerImplStubbingTest.should_get_results_for_methods_stub_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ocationContainerImplStubbingTest.should_finish_stubbing_when_wrong_throwable_is_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ContainerImplStubb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ContainerImplStubbingTest.should_finish_stubbing_on_adding_return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ContainerImplStubbingTest.should_validate_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